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780.09pt" svg:y="7.37pt">
            <draw:object draw:notify-on-update-of-ranges="Sheet1.A7:Sheet1.A7 Sheet1.B7:Sheet1.K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3pt" svg:x="162.34pt" svg:y="437.44pt">
            <draw:object draw:notify-on-update-of-ranges="Sheet1.A31:Sheet1.A31 Sheet1.B31:Sheet1.U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Runtime values: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0268697738647" calcext:value-type="float">
            <text:p>0.0026869774</text:p>
          </table:table-cell>
          <table:table-cell office:value-type="float" office:value="0.00267195701599" calcext:value-type="float">
            <text:p>0.002671957</text:p>
          </table:table-cell>
          <table:table-cell office:value-type="float" office:value="0.00233912467957" calcext:value-type="float">
            <text:p>0.0023391247</text:p>
          </table:table-cell>
          <table:table-cell office:value-type="float" office:value="0.00255513191223" calcext:value-type="float">
            <text:p>0.0025551319</text:p>
          </table:table-cell>
          <table:table-cell office:value-type="float" office:value="0.00264310836792" calcext:value-type="float">
            <text:p>0.0026431084</text:p>
          </table:table-cell>
          <table:table-cell office:value-type="float" office:value="0.00230598449707" calcext:value-type="float">
            <text:p>0.0023059845</text:p>
          </table:table-cell>
          <table:table-cell office:value-type="float" office:value="0.00219416618347" calcext:value-type="float">
            <text:p>0.0021941662</text:p>
          </table:table-cell>
          <table:table-cell office:value-type="float" office:value="0.00220108032227" calcext:value-type="float">
            <text:p>0.0022010803</text:p>
          </table:table-cell>
          <table:table-cell office:value-type="float" office:value="0.00210404396057" calcext:value-type="float">
            <text:p>0.002104044</text:p>
          </table:table-cell>
          <table:table-cell office:value-type="float" office:value="0.00228381156921" calcext:value-type="float">
            <text:p>0.002283811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0151014328003" calcext:value-type="float">
            <text:p>0.0015101433</text:p>
          </table:table-cell>
          <table:table-cell office:value-type="float" office:value="0.00146698951721" calcext:value-type="float">
            <text:p>0.0014669895</text:p>
          </table:table-cell>
          <table:table-cell office:value-type="float" office:value="0.00145101547241" calcext:value-type="float">
            <text:p>0.0014510155</text:p>
          </table:table-cell>
          <table:table-cell office:value-type="float" office:value="0.00112104415894" calcext:value-type="float">
            <text:p>0.0011210442</text:p>
          </table:table-cell>
          <table:table-cell office:value-type="float" office:value="0.00114107131958" calcext:value-type="float">
            <text:p>0.0011410713</text:p>
          </table:table-cell>
          <table:table-cell office:value-type="float" office:value="0.000932931900024" calcext:value-type="float">
            <text:p>0.0009329319</text:p>
          </table:table-cell>
          <table:table-cell office:value-type="float" office:value="0.000901937484741" calcext:value-type="float">
            <text:p>0.0009019375</text:p>
          </table:table-cell>
          <table:table-cell office:value-type="float" office:value="0.000886917114258" calcext:value-type="float">
            <text:p>0.0008869171</text:p>
          </table:table-cell>
          <table:table-cell office:value-type="float" office:value="0.000908136367798" calcext:value-type="float">
            <text:p>0.0009081364</text:p>
          </table:table-cell>
          <table:table-cell office:value-type="float" office:value="0.000977039337158" calcext:value-type="float">
            <text:p>0.000977039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0274896621704" calcext:value-type="float">
            <text:p>0.0027489662</text:p>
          </table:table-cell>
          <table:table-cell office:value-type="float" office:value="0.00275301933289" calcext:value-type="float">
            <text:p>0.0027530193</text:p>
          </table:table-cell>
          <table:table-cell office:value-type="float" office:value="0.00252509117126" calcext:value-type="float">
            <text:p>0.0025250912</text:p>
          </table:table-cell>
          <table:table-cell office:value-type="float" office:value="0.00274395942688" calcext:value-type="float">
            <text:p>0.0027439594</text:p>
          </table:table-cell>
          <table:table-cell office:value-type="float" office:value="0.00286293029785" calcext:value-type="float">
            <text:p>0.0028629303</text:p>
          </table:table-cell>
          <table:table-cell office:value-type="float" office:value="0.00262594223022" calcext:value-type="float">
            <text:p>0.0026259422</text:p>
          </table:table-cell>
          <table:table-cell office:value-type="float" office:value="0.00234794616699" calcext:value-type="float">
            <text:p>0.0023479462</text:p>
          </table:table-cell>
          <table:table-cell office:value-type="float" office:value="0.0023398399353" calcext:value-type="float">
            <text:p>0.0023398399</text:p>
          </table:table-cell>
          <table:table-cell office:value-type="float" office:value="0.00243306159973" calcext:value-type="float">
            <text:p>0.0024330616</text:p>
          </table:table-cell>
          <table:table-cell office:value-type="float" office:value="0.00271105766296" calcext:value-type="float">
            <text:p>0.00271105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00761985778809" calcext:value-type="float">
            <text:p>0.0007619858</text:p>
          </table:table-cell>
          <table:table-cell office:value-type="float" office:value="0.000775098800659" calcext:value-type="float">
            <text:p>0.0007750988</text:p>
          </table:table-cell>
          <table:table-cell office:value-type="float" office:value="0.00075888633728" calcext:value-type="float">
            <text:p>0.0007588863</text:p>
          </table:table-cell>
          <table:table-cell office:value-type="float" office:value="0.000885009765625" calcext:value-type="float">
            <text:p>0.0008850098</text:p>
          </table:table-cell>
          <table:table-cell office:value-type="float" office:value="0.000869035720825" calcext:value-type="float">
            <text:p>0.0008690357</text:p>
          </table:table-cell>
          <table:table-cell office:value-type="float" office:value="0.000885963439941" calcext:value-type="float">
            <text:p>0.0008859634</text:p>
          </table:table-cell>
          <table:table-cell office:value-type="float" office:value="0.000911951065063" calcext:value-type="float">
            <text:p>0.0009119511</text:p>
          </table:table-cell>
          <table:table-cell office:value-type="float" office:value="0.000924825668335" calcext:value-type="float">
            <text:p>0.0009248257</text:p>
          </table:table-cell>
          <table:table-cell office:value-type="float" office:value="0.000794172286987" calcext:value-type="float">
            <text:p>0.0007941723</text:p>
          </table:table-cell>
          <table:table-cell office:value-type="float" office:value="0.000911951065063" calcext:value-type="float">
            <text:p>0.00091195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0258994102478" calcext:value-type="float">
            <text:p>0.002589941</text:p>
          </table:table-cell>
          <table:table-cell office:value-type="float" office:value="0.0023820400238" calcext:value-type="float">
            <text:p>0.00238204</text:p>
          </table:table-cell>
          <table:table-cell office:value-type="float" office:value="0.00233197212219" calcext:value-type="float">
            <text:p>0.0023319721</text:p>
          </table:table-cell>
          <table:table-cell office:value-type="float" office:value="0.0025429725647" calcext:value-type="float">
            <text:p>0.0025429726</text:p>
          </table:table-cell>
          <table:table-cell office:value-type="float" office:value="0.0026171207428" calcext:value-type="float">
            <text:p>0.0026171207</text:p>
          </table:table-cell>
          <table:table-cell office:value-type="float" office:value="0.00229597091675" calcext:value-type="float">
            <text:p>0.0022959709</text:p>
          </table:table-cell>
          <table:table-cell office:value-type="float" office:value="0.00219798088074" calcext:value-type="float">
            <text:p>0.0021979809</text:p>
          </table:table-cell>
          <table:table-cell office:value-type="float" office:value="0.00219011306763" calcext:value-type="float">
            <text:p>0.0021901131</text:p>
          </table:table-cell>
          <table:table-cell office:value-type="float" office:value="0.00224900245667" calcext:value-type="float">
            <text:p>0.0022490025</text:p>
          </table:table-cell>
          <table:table-cell office:value-type="float" office:value="0.00235819816589" calcext:value-type="float">
            <text:p>0.0023581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s:</text:p>
          </table:table-cell>
          <table:table-cell table:formula="of:=SUM([.B2:.B6])/5" office:value-type="float" office:value="0.0020596027374258" calcext:value-type="float">
            <text:p>0.0020596027</text:p>
          </table:table-cell>
          <table:table-cell table:formula="of:=SUM([.C2:.C6])/5" office:value-type="float" office:value="0.0020098209381098" calcext:value-type="float">
            <text:p>0.0020098209</text:p>
          </table:table-cell>
          <table:table-cell table:formula="of:=SUM([.D2:.D6])/5" office:value-type="float" office:value="0.001881217956542" calcext:value-type="float">
            <text:p>0.001881218</text:p>
          </table:table-cell>
          <table:table-cell table:formula="of:=SUM([.E2:.E6])/5" office:value-type="float" office:value="0.001969623565675" calcext:value-type="float">
            <text:p>0.0019696236</text:p>
          </table:table-cell>
          <table:table-cell table:formula="of:=SUM([.F2:.F6])/5" office:value-type="float" office:value="0.002026653289795" calcext:value-type="float">
            <text:p>0.0020266533</text:p>
          </table:table-cell>
          <table:table-cell table:formula="of:=SUM([.G2:.G6])/5" office:value-type="float" office:value="0.001809358596801" calcext:value-type="float">
            <text:p>0.0018093586</text:p>
          </table:table-cell>
          <table:table-cell table:formula="of:=SUM([.H2:.H6])/5" office:value-type="float" office:value="0.0017107963562008" calcext:value-type="float">
            <text:p>0.0017107964</text:p>
          </table:table-cell>
          <table:table-cell table:formula="of:=SUM([.I2:.I6])/5" office:value-type="float" office:value="0.0017085552215586" calcext:value-type="float">
            <text:p>0.0017085552</text:p>
          </table:table-cell>
          <table:table-cell table:formula="of:=SUM([.J2:.J6])/5" office:value-type="float" office:value="0.001697683334351" calcext:value-type="float">
            <text:p>0.0016976833</text:p>
          </table:table-cell>
          <table:table-cell table:formula="of:=SUM([.K2:.K6])/5" office:value-type="float" office:value="0.0018484115600562" calcext:value-type="float">
            <text:p>0.0018484116</text:p>
          </table:table-cell>
          <table:table-cell table:number-columns-repeated="10"/>
        </table:table-row>
        <table:table-row table:style-name="ro1" table:number-rows-repeated="17">
          <table:table-cell table:number-columns-repeated="21"/>
        </table:table-row>
        <table:table-row table:style-name="ro1">
          <table:table-cell office:value-type="string" calcext:value-type="string">
            <text:p>No Solutions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00267791748047" calcext:value-type="float">
            <text:p>0.0026779175</text:p>
          </table:table-cell>
          <table:table-cell office:value-type="float" office:value="0.00849294662476" calcext:value-type="float">
            <text:p>0.0084929466</text:p>
          </table:table-cell>
          <table:table-cell office:value-type="float" office:value="0.016487121582" calcext:value-type="float">
            <text:p>0.0164871216</text:p>
          </table:table-cell>
          <table:table-cell office:value-type="float" office:value="0.0168759822845" calcext:value-type="float">
            <text:p>0.0168759823</text:p>
          </table:table-cell>
          <table:table-cell office:value-type="float" office:value="0.0236899852753" calcext:value-type="float">
            <text:p>0.0236899853</text:p>
          </table:table-cell>
          <table:table-cell office:value-type="float" office:value="0.0323889255524" calcext:value-type="float">
            <text:p>0.0323889256</text:p>
          </table:table-cell>
          <table:table-cell office:value-type="float" office:value="0.0400900840759" calcext:value-type="float">
            <text:p>0.0400900841</text:p>
          </table:table-cell>
          <table:table-cell office:value-type="float" office:value="0.0487790107727" calcext:value-type="float">
            <text:p>0.0487790108</text:p>
          </table:table-cell>
          <table:table-cell office:value-type="float" office:value="0.0586609840393" calcext:value-type="float">
            <text:p>0.058660984</text:p>
          </table:table-cell>
          <table:table-cell office:value-type="float" office:value="0.0785310268402" calcext:value-type="float">
            <text:p>0.0785310268</text:p>
          </table:table-cell>
          <table:table-cell office:value-type="float" office:value="0.0889108181" calcext:value-type="float">
            <text:p>0.0889108181</text:p>
          </table:table-cell>
          <table:table-cell office:value-type="float" office:value="0.114235877991" calcext:value-type="float">
            <text:p>0.114235878</text:p>
          </table:table-cell>
          <table:table-cell office:value-type="float" office:value="0.136176109314" calcext:value-type="float">
            <text:p>0.1361761093</text:p>
          </table:table-cell>
          <table:table-cell office:value-type="float" office:value="0.142353773117" calcext:value-type="float">
            <text:p>0.1423537731</text:p>
          </table:table-cell>
          <table:table-cell office:value-type="float" office:value="0.166304111481" calcext:value-type="float">
            <text:p>0.1663041115</text:p>
          </table:table-cell>
          <table:table-cell office:value-type="float" office:value="0.190244913101" calcext:value-type="float">
            <text:p>0.1902449131</text:p>
          </table:table-cell>
          <table:table-cell office:value-type="float" office:value="0.215934038162" calcext:value-type="float">
            <text:p>0.2159340382</text:p>
          </table:table-cell>
          <table:table-cell office:value-type="float" office:value="0.242781162262" calcext:value-type="float">
            <text:p>0.2427811623</text:p>
          </table:table-cell>
          <table:table-cell office:value-type="float" office:value="0.26208615303" calcext:value-type="float">
            <text:p>0.262086153</text:p>
          </table:table-cell>
          <table:table-cell office:value-type="float" office:value="0.290573835373" calcext:value-type="float">
            <text:p>0.2905738354</text:p>
          </table:table-cell>
        </table:table-row>
        <table:table-row table:style-name="ro1">
          <table:table-cell/>
          <table:table-cell office:value-type="float" office:value="0.00278806686401" calcext:value-type="float">
            <text:p>0.0027880669</text:p>
          </table:table-cell>
          <table:table-cell office:value-type="float" office:value="0.0100021362305" calcext:value-type="float">
            <text:p>0.0100021362</text:p>
          </table:table-cell>
          <table:table-cell office:value-type="float" office:value="0.019250869751" calcext:value-type="float">
            <text:p>0.0192508698</text:p>
          </table:table-cell>
          <table:table-cell office:value-type="float" office:value="0.0300998687744" calcext:value-type="float">
            <text:p>0.0300998688</text:p>
          </table:table-cell>
          <table:table-cell office:value-type="float" office:value="0.038300037384" calcext:value-type="float">
            <text:p>0.0383000374</text:p>
          </table:table-cell>
          <table:table-cell office:value-type="float" office:value="0.0473630428314" calcext:value-type="float">
            <text:p>0.0473630428</text:p>
          </table:table-cell>
          <table:table-cell office:value-type="float" office:value="0.0535218715668" calcext:value-type="float">
            <text:p>0.0535218716</text:p>
          </table:table-cell>
          <table:table-cell office:value-type="float" office:value="0.0482108592987" calcext:value-type="float">
            <text:p>0.0482108593</text:p>
          </table:table-cell>
          <table:table-cell office:value-type="float" office:value="0.0589349269867" calcext:value-type="float">
            <text:p>0.058934927</text:p>
          </table:table-cell>
          <table:table-cell office:value-type="float" office:value="0.078715801239" calcext:value-type="float">
            <text:p>0.0787158012</text:p>
          </table:table-cell>
          <table:table-cell office:value-type="float" office:value="0.0888509750366" calcext:value-type="float">
            <text:p>0.088850975</text:p>
          </table:table-cell>
          <table:table-cell office:value-type="float" office:value="0.114742040634" calcext:value-type="float">
            <text:p>0.1147420406</text:p>
          </table:table-cell>
          <table:table-cell office:value-type="float" office:value="0.136121988297" calcext:value-type="float">
            <text:p>0.1361219883</text:p>
          </table:table-cell>
          <table:table-cell office:value-type="float" office:value="0.142004966736" calcext:value-type="float">
            <text:p>0.1420049667</text:p>
          </table:table-cell>
          <table:table-cell office:value-type="float" office:value="0.16634106636" calcext:value-type="float">
            <text:p>0.1663410664</text:p>
          </table:table-cell>
          <table:table-cell office:value-type="float" office:value="0.189775943756" calcext:value-type="float">
            <text:p>0.1897759438</text:p>
          </table:table-cell>
          <table:table-cell office:value-type="float" office:value="0.216706037521" calcext:value-type="float">
            <text:p>0.2167060375</text:p>
          </table:table-cell>
          <table:table-cell office:value-type="float" office:value="0.244529008865" calcext:value-type="float">
            <text:p>0.2445290089</text:p>
          </table:table-cell>
          <table:table-cell office:value-type="float" office:value="0.262068986893" calcext:value-type="float">
            <text:p>0.2620689869</text:p>
          </table:table-cell>
          <table:table-cell office:value-type="float" office:value="0.290981054306" calcext:value-type="float">
            <text:p>0.2909810543</text:p>
          </table:table-cell>
        </table:table-row>
        <table:table-row table:style-name="ro1">
          <table:table-cell/>
          <table:table-cell office:value-type="float" office:value="0.00137090682983" calcext:value-type="float">
            <text:p>0.0013709068</text:p>
          </table:table-cell>
          <table:table-cell office:value-type="float" office:value="0.00360202789307" calcext:value-type="float">
            <text:p>0.0036020279</text:p>
          </table:table-cell>
          <table:table-cell office:value-type="float" office:value="0.00658392906189" calcext:value-type="float">
            <text:p>0.0065839291</text:p>
          </table:table-cell>
          <table:table-cell office:value-type="float" office:value="0.0119330883026" calcext:value-type="float">
            <text:p>0.0119330883</text:p>
          </table:table-cell>
          <table:table-cell office:value-type="float" office:value="0.0180940628052" calcext:value-type="float">
            <text:p>0.0180940628</text:p>
          </table:table-cell>
          <table:table-cell office:value-type="float" office:value="0.0269000530243" calcext:value-type="float">
            <text:p>0.026900053</text:p>
          </table:table-cell>
          <table:table-cell office:value-type="float" office:value="0.0363109111786" calcext:value-type="float">
            <text:p>0.0363109112</text:p>
          </table:table-cell>
          <table:table-cell office:value-type="float" office:value="0.0483350753784" calcext:value-type="float">
            <text:p>0.0483350754</text:p>
          </table:table-cell>
          <table:table-cell office:value-type="float" office:value="0.0588231086731" calcext:value-type="float">
            <text:p>0.0588231087</text:p>
          </table:table-cell>
          <table:table-cell office:value-type="float" office:value="0.0787401199341" calcext:value-type="float">
            <text:p>0.0787401199</text:p>
          </table:table-cell>
          <table:table-cell office:value-type="float" office:value="0.0892291069031" calcext:value-type="float">
            <text:p>0.0892291069</text:p>
          </table:table-cell>
          <table:table-cell office:value-type="float" office:value="0.114068984985" calcext:value-type="float">
            <text:p>0.114068985</text:p>
          </table:table-cell>
          <table:table-cell office:value-type="float" office:value="0.13662314415" calcext:value-type="float">
            <text:p>0.1366231442</text:p>
          </table:table-cell>
          <table:table-cell office:value-type="float" office:value="0.14253115654" calcext:value-type="float">
            <text:p>0.1425311565</text:p>
          </table:table-cell>
          <table:table-cell office:value-type="float" office:value="0.165652990341" calcext:value-type="float">
            <text:p>0.1656529903</text:p>
          </table:table-cell>
          <table:table-cell office:value-type="float" office:value="0.190072059631" calcext:value-type="float">
            <text:p>0.1900720596</text:p>
          </table:table-cell>
          <table:table-cell office:value-type="float" office:value="0.21613907814" calcext:value-type="float">
            <text:p>0.2161390781</text:p>
          </table:table-cell>
          <table:table-cell office:value-type="float" office:value="0.242754936218" calcext:value-type="float">
            <text:p>0.2427549362</text:p>
          </table:table-cell>
          <table:table-cell office:value-type="float" office:value="0.262661933899" calcext:value-type="float">
            <text:p>0.2626619339</text:p>
          </table:table-cell>
          <table:table-cell office:value-type="float" office:value="0.289817094803" calcext:value-type="float">
            <text:p>0.2898170948</text:p>
          </table:table-cell>
        </table:table-row>
        <table:table-row table:style-name="ro1">
          <table:table-cell/>
          <table:table-cell office:value-type="float" office:value="0.00250482559204" calcext:value-type="float">
            <text:p>0.0025048256</text:p>
          </table:table-cell>
          <table:table-cell office:value-type="float" office:value="0.00998306274414" calcext:value-type="float">
            <text:p>0.0099830627</text:p>
          </table:table-cell>
          <table:table-cell office:value-type="float" office:value="0.0140669345856" calcext:value-type="float">
            <text:p>0.0140669346</text:p>
          </table:table-cell>
          <table:table-cell office:value-type="float" office:value="0.0214760303497" calcext:value-type="float">
            <text:p>0.0214760303</text:p>
          </table:table-cell>
          <table:table-cell office:value-type="float" office:value="0.0297620296478" calcext:value-type="float">
            <text:p>0.0297620296</text:p>
          </table:table-cell>
          <table:table-cell office:value-type="float" office:value="0.0389840602875" calcext:value-type="float">
            <text:p>0.0389840603</text:p>
          </table:table-cell>
          <table:table-cell office:value-type="float" office:value="0.0464379787445" calcext:value-type="float">
            <text:p>0.0464379787</text:p>
          </table:table-cell>
          <table:table-cell office:value-type="float" office:value="0.0539498329163" calcext:value-type="float">
            <text:p>0.0539498329</text:p>
          </table:table-cell>
          <table:table-cell office:value-type="float" office:value="0.059063911438" calcext:value-type="float">
            <text:p>0.0590639114</text:p>
          </table:table-cell>
          <table:table-cell office:value-type="float" office:value="0.0782399177551" calcext:value-type="float">
            <text:p>0.0782399178</text:p>
          </table:table-cell>
          <table:table-cell office:value-type="float" office:value="0.0886380672455" calcext:value-type="float">
            <text:p>0.0886380672</text:p>
          </table:table-cell>
          <table:table-cell office:value-type="float" office:value="0.113883972168" calcext:value-type="float">
            <text:p>0.1138839722</text:p>
          </table:table-cell>
          <table:table-cell office:value-type="float" office:value="0.135671138763" calcext:value-type="float">
            <text:p>0.1356711388</text:p>
          </table:table-cell>
          <table:table-cell office:value-type="float" office:value="0.148004055023" calcext:value-type="float">
            <text:p>0.148004055</text:p>
          </table:table-cell>
          <table:table-cell office:value-type="float" office:value="0.166288852692" calcext:value-type="float">
            <text:p>0.1662888527</text:p>
          </table:table-cell>
          <table:table-cell office:value-type="float" office:value="0.189307928085" calcext:value-type="float">
            <text:p>0.1893079281</text:p>
          </table:table-cell>
          <table:table-cell office:value-type="float" office:value="0.215693950653" calcext:value-type="float">
            <text:p>0.2156939507</text:p>
          </table:table-cell>
          <table:table-cell office:value-type="float" office:value="0.242089033127" calcext:value-type="float">
            <text:p>0.2420890331</text:p>
          </table:table-cell>
          <table:table-cell office:value-type="float" office:value="0.26229596138" calcext:value-type="float">
            <text:p>0.2622959614</text:p>
          </table:table-cell>
          <table:table-cell office:value-type="float" office:value="0.290070056915" calcext:value-type="float">
            <text:p>0.2900700569</text:p>
          </table:table-cell>
        </table:table-row>
        <table:table-row table:style-name="ro1">
          <table:table-cell/>
          <table:table-cell office:value-type="float" office:value="0.00105404853821" calcext:value-type="float">
            <text:p>0.0010540485</text:p>
          </table:table-cell>
          <table:table-cell office:value-type="float" office:value="0.00334596633911" calcext:value-type="float">
            <text:p>0.0033459663</text:p>
          </table:table-cell>
          <table:table-cell office:value-type="float" office:value="0.00699520111084" calcext:value-type="float">
            <text:p>0.0069952011</text:p>
          </table:table-cell>
          <table:table-cell office:value-type="float" office:value="0.0126719474792" calcext:value-type="float">
            <text:p>0.0126719475</text:p>
          </table:table-cell>
          <table:table-cell office:value-type="float" office:value="0.0189709663391" calcext:value-type="float">
            <text:p>0.0189709663</text:p>
          </table:table-cell>
          <table:table-cell office:value-type="float" office:value="0.0271329879761" calcext:value-type="float">
            <text:p>0.027132988</text:p>
          </table:table-cell>
          <table:table-cell office:value-type="float" office:value="0.0370759963989" calcext:value-type="float">
            <text:p>0.0370759964</text:p>
          </table:table-cell>
          <table:table-cell office:value-type="float" office:value="0.0485100746155" calcext:value-type="float">
            <text:p>0.0485100746</text:p>
          </table:table-cell>
          <table:table-cell office:value-type="float" office:value="0.0593988895416" calcext:value-type="float">
            <text:p>0.0593988895</text:p>
          </table:table-cell>
          <table:table-cell office:value-type="float" office:value="0.0784978866577" calcext:value-type="float">
            <text:p>0.0784978867</text:p>
          </table:table-cell>
          <table:table-cell office:value-type="float" office:value="0.088819026947" calcext:value-type="float">
            <text:p>0.0888190269</text:p>
          </table:table-cell>
          <table:table-cell office:value-type="float" office:value="0.114166021347" calcext:value-type="float">
            <text:p>0.1141660213</text:p>
          </table:table-cell>
          <table:table-cell office:value-type="float" office:value="0.136159896851" calcext:value-type="float">
            <text:p>0.1361598969</text:p>
          </table:table-cell>
          <table:table-cell office:value-type="float" office:value="0.142722845078" calcext:value-type="float">
            <text:p>0.1427228451</text:p>
          </table:table-cell>
          <table:table-cell office:value-type="float" office:value="0.16592001915" calcext:value-type="float">
            <text:p>0.1659200192</text:p>
          </table:table-cell>
          <table:table-cell office:value-type="float" office:value="0.191232204437" calcext:value-type="float">
            <text:p>0.1912322044</text:p>
          </table:table-cell>
          <table:table-cell office:value-type="float" office:value="0.218142032623" calcext:value-type="float">
            <text:p>0.2181420326</text:p>
          </table:table-cell>
          <table:table-cell office:value-type="float" office:value="0.243123054504" calcext:value-type="float">
            <text:p>0.2431230545</text:p>
          </table:table-cell>
          <table:table-cell office:value-type="float" office:value="0.261557102203" calcext:value-type="float">
            <text:p>0.2615571022</text:p>
          </table:table-cell>
          <table:table-cell office:value-type="float" office:value="0.291131973267" calcext:value-type="float">
            <text:p>0.2911319733</text:p>
          </table:table-cell>
        </table:table-row>
        <table:table-row table:style-name="ro1">
          <table:table-cell office:value-type="string" calcext:value-type="string">
            <text:p>Averages:</text:p>
          </table:table-cell>
          <table:table-cell table:formula="of:=SUM([.B26:.B30])/5" office:value-type="float" office:value="0.002079153060912" calcext:value-type="float">
            <text:p>0.0020791531</text:p>
          </table:table-cell>
          <table:table-cell table:formula="of:=SUM([.C26:.C30])/5" office:value-type="float" office:value="0.007085227966316" calcext:value-type="float">
            <text:p>0.007085228</text:p>
          </table:table-cell>
          <table:table-cell table:formula="of:=SUM([.D26:.D30])/5" office:value-type="float" office:value="0.012676811218266" calcext:value-type="float">
            <text:p>0.0126768112</text:p>
          </table:table-cell>
          <table:table-cell table:formula="of:=SUM([.E26:.E30])/5" office:value-type="float" office:value="0.01861138343808" calcext:value-type="float">
            <text:p>0.0186113834</text:p>
          </table:table-cell>
          <table:table-cell table:formula="of:=SUM([.F26:.F30])/5" office:value-type="float" office:value="0.02576341629028" calcext:value-type="float">
            <text:p>0.0257634163</text:p>
          </table:table-cell>
          <table:table-cell table:formula="of:=SUM([.G26:.G30])/5" office:value-type="float" office:value="0.03455381393434" calcext:value-type="float">
            <text:p>0.0345538139</text:p>
          </table:table-cell>
          <table:table-cell table:formula="of:=SUM([.H26:.H30])/5" office:value-type="float" office:value="0.04268736839294" calcext:value-type="float">
            <text:p>0.0426873684</text:p>
          </table:table-cell>
          <table:table-cell table:formula="of:=SUM([.I26:.I30])/5" office:value-type="float" office:value="0.04955697059632" calcext:value-type="float">
            <text:p>0.0495569706</text:p>
          </table:table-cell>
          <table:table-cell table:formula="of:=SUM([.J26:.J30])/5" office:value-type="float" office:value="0.05897636413574" calcext:value-type="float">
            <text:p>0.0589763641</text:p>
          </table:table-cell>
          <table:table-cell table:formula="of:=SUM([.K26:.K30])/5" office:value-type="float" office:value="0.07854495048522" calcext:value-type="float">
            <text:p>0.0785449505</text:p>
          </table:table-cell>
          <table:table-cell table:formula="of:=SUM([.L26:.L30])/5" office:value-type="float" office:value="0.08888959884644" calcext:value-type="float">
            <text:p>0.0888895988</text:p>
          </table:table-cell>
          <table:table-cell table:formula="of:=SUM([.M26:.M30])/5" office:value-type="float" office:value="0.114219379425" calcext:value-type="float">
            <text:p>0.1142193794</text:p>
          </table:table-cell>
          <table:table-cell table:formula="of:=SUM([.N26:.N30])/5" office:value-type="float" office:value="0.136150455475" calcext:value-type="float">
            <text:p>0.1361504555</text:p>
          </table:table-cell>
          <table:table-cell table:formula="of:=SUM([.O26:.O30])/5" office:value-type="float" office:value="0.1435233592988" calcext:value-type="float">
            <text:p>0.1435233593</text:p>
          </table:table-cell>
          <table:table-cell table:formula="of:=SUM([.P26:.P30])/5" office:value-type="float" office:value="0.1661014080048" calcext:value-type="float">
            <text:p>0.166101408</text:p>
          </table:table-cell>
          <table:table-cell table:formula="of:=SUM([.Q26:.Q30])/5" office:value-type="float" office:value="0.190126609802" calcext:value-type="float">
            <text:p>0.1901266098</text:p>
          </table:table-cell>
          <table:table-cell table:formula="of:=SUM([.R26:.R30])/5" office:value-type="float" office:value="0.2165230274198" calcext:value-type="float">
            <text:p>0.2165230274</text:p>
          </table:table-cell>
          <table:table-cell table:formula="of:=SUM([.S26:.S30])/5" office:value-type="float" office:value="0.2430554389952" calcext:value-type="float">
            <text:p>0.243055439</text:p>
          </table:table-cell>
          <table:table-cell table:formula="of:=SUM([.T26:.T30])/5" office:value-type="float" office:value="0.262134027481" calcext:value-type="float">
            <text:p>0.2621340275</text:p>
          </table:table-cell>
          <table:table-cell table:formula="of:=SUM([.U26:.U30])/5" office:value-type="float" office:value="0.2905148029328" calcext:value-type="float">
            <text:p>0.2905148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6-02-25T17:29:43.765871591</meta:creation-date>
    <dc:date>2016-02-25T23:43:24.293918963</dc:date>
    <dc:creator>Kevin </dc:creator>
    <meta:editing-duration>PT43M18S</meta:editing-duration>
    <meta:editing-cycles>5</meta:editing-cycles>
    <meta:generator>LibreOffice/4.4.6.3$Linux_X86_64 LibreOffice_project/40m0$Build-3</meta:generator>
    <meta:document-statistic meta:table-count="1" meta:cell-count="1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01cm" style:legend-expansion="high" chart:style-name="ch2"/>
        <chart:plot-area chart:style-name="ch3" table:cell-range-address="Sheet1.A7:Sheet1.K7" chart:data-source-has-labels="column" svg:x="0.32cm" svg:y="0.18cm" svg:width="12.481cm" svg:height="8.64cm">
          <chartooo:coordinate-region svg:x="1.603cm" svg:y="0.379cm" svg:width="11.01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K7" chart:label-cell-address="Sheet1.A7:Sheet1.A7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verages:</text:p>
                <draw:g>
                  <svg:desc>Sheet1.A7:Sheet1.A7</svg:desc>
                </draw:g>
              </table:table-cell>
              <table:table-cell office:value-type="float" office:value="0.0020596027374258">
                <text:p>0.0020596027374258</text:p>
                <draw:g>
                  <svg:desc>Sheet1.B7:Sheet1.K7</svg:desc>
                </draw:g>
              </table:table-cell>
              <table:table-cell office:value-type="float" office:value="0.0020098209381098">
                <text:p>0.0020098209381098</text:p>
              </table:table-cell>
              <table:table-cell office:value-type="float" office:value="0.001881217956542">
                <text:p>0.001881217956542</text:p>
              </table:table-cell>
              <table:table-cell office:value-type="float" office:value="0.001969623565675">
                <text:p>0.001969623565675</text:p>
              </table:table-cell>
              <table:table-cell office:value-type="float" office:value="0.002026653289795">
                <text:p>0.002026653289795</text:p>
              </table:table-cell>
              <table:table-cell office:value-type="float" office:value="0.001809358596801">
                <text:p>0.001809358596801</text:p>
              </table:table-cell>
              <table:table-cell office:value-type="float" office:value="0.0017107963562008">
                <text:p>0.0017107963562008</text:p>
              </table:table-cell>
              <table:table-cell office:value-type="float" office:value="0.0017085552215586">
                <text:p>0.0017085552215586</text:p>
              </table:table-cell>
              <table:table-cell office:value-type="float" office:value="0.001697683334351">
                <text:p>0.001697683334351</text:p>
              </table:table-cell>
              <table:table-cell office:value-type="float" office:value="0.0018484115600562">
                <text:p>0.0018484115600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maximum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chart:legend-position="end" svg:x="11.875cm" svg:y="3.954cm" style:legend-expansion="high" chart:style-name="ch2"/>
        <chart:plot-area chart:style-name="ch3" table:cell-range-address="Sheet1.A31:Sheet1.U31" chart:data-source-has-labels="column" svg:x="0.319cm" svg:y="0.18cm" svg:width="11.237cm" svg:height="8.645cm">
          <chartooo:coordinate-region svg:x="1.231cm" svg:y="0.38cm" svg:width="10.32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U31" chart:label-cell-address="Sheet1.A31:Sheet1.A31" chart:class="chart:scatter">
            <chart:regression-curve chart:style-name="ch8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verages:</text:p>
                <draw:g>
                  <svg:desc>Sheet1.A31:Sheet1.A31</svg:desc>
                </draw:g>
              </table:table-cell>
              <table:table-cell office:value-type="float" office:value="0.002079153060912">
                <text:p>0.002079153060912</text:p>
                <draw:g>
                  <svg:desc>Sheet1.B31:Sheet1.U31</svg:desc>
                </draw:g>
              </table:table-cell>
              <table:table-cell office:value-type="float" office:value="0.007085227966316">
                <text:p>0.007085227966316</text:p>
              </table:table-cell>
              <table:table-cell office:value-type="float" office:value="0.012676811218266">
                <text:p>0.012676811218266</text:p>
              </table:table-cell>
              <table:table-cell office:value-type="float" office:value="0.01861138343808">
                <text:p>0.01861138343808</text:p>
              </table:table-cell>
              <table:table-cell office:value-type="float" office:value="0.02576341629028">
                <text:p>0.02576341629028</text:p>
              </table:table-cell>
              <table:table-cell office:value-type="float" office:value="0.03455381393434">
                <text:p>0.03455381393434</text:p>
              </table:table-cell>
              <table:table-cell office:value-type="float" office:value="0.04268736839294">
                <text:p>0.04268736839294</text:p>
              </table:table-cell>
              <table:table-cell office:value-type="float" office:value="0.04955697059632">
                <text:p>0.04955697059632</text:p>
              </table:table-cell>
              <table:table-cell office:value-type="float" office:value="0.05897636413574">
                <text:p>0.05897636413574</text:p>
              </table:table-cell>
              <table:table-cell office:value-type="float" office:value="0.07854495048522">
                <text:p>0.07854495048522</text:p>
              </table:table-cell>
              <table:table-cell office:value-type="float" office:value="0.08888959884644">
                <text:p>0.08888959884644</text:p>
              </table:table-cell>
              <table:table-cell office:value-type="float" office:value="0.114219379425">
                <text:p>0.114219379425</text:p>
              </table:table-cell>
              <table:table-cell office:value-type="float" office:value="0.136150455475">
                <text:p>0.136150455475</text:p>
              </table:table-cell>
              <table:table-cell office:value-type="float" office:value="0.1435233592988">
                <text:p>0.1435233592988</text:p>
              </table:table-cell>
              <table:table-cell office:value-type="float" office:value="0.1661014080048">
                <text:p>0.1661014080048</text:p>
              </table:table-cell>
              <table:table-cell office:value-type="float" office:value="0.190126609802">
                <text:p>0.190126609802</text:p>
              </table:table-cell>
              <table:table-cell office:value-type="float" office:value="0.2165230274198">
                <text:p>0.2165230274198</text:p>
              </table:table-cell>
              <table:table-cell office:value-type="float" office:value="0.2430554389952">
                <text:p>0.2430554389952</text:p>
              </table:table-cell>
              <table:table-cell office:value-type="float" office:value="0.262134027481">
                <text:p>0.262134027481</text:p>
              </table:table-cell>
              <table:table-cell office:value-type="float" office:value="0.2905148029328">
                <text:p>0.29051480293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